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ForwardContainer.findForward( String forwar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orwardContainer.writeForwards( XmlModelWriter xw , Element forwardsParent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ForwardContainer.getForwar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orwardContainer.getForwardsAs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ForwardContainer.AbstractForwardContainer( AbstractForwardContainer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ForwardContainer.deleteForward( ForwardModel forwa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orwardContainer.AbstractForwardContainer( StrutsApp parentAp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orwardContainer.addForward( ForwardModel newActionForwar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